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11pt"/>
    </style:style>
    <style:style style:name="co2" style:family="table-column">
      <style:table-column-properties fo:break-before="auto" style:column-width="131.9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13.19pt"/>
    </style:style>
    <style:style style:name="co5" style:family="table-column">
      <style:table-column-properties fo:break-before="auto" style:column-width="133.34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38.9pt"/>
    </style:style>
    <style:style style:name="co8" style:family="table-column">
      <style:table-column-properties fo:break-before="auto" style:column-width="104.91pt"/>
    </style:style>
    <style:style style:name="co9" style:family="table-column">
      <style:table-column-properties fo:break-before="auto" style:column-width="579.2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rds">
      <style:table-properties table:display="true" style:writing-mode="lr-tb"/>
    </style: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?&quot;" style:apply-style-name="ConditionalStyle_5f_1" style:base-cell-address="cards.A1"/>
    </style:style>
    <style:style style:name="ce2" style:family="table-cell" style:parent-style-name="Default">
      <style:table-cell-properties fo:background-color="#f3ffe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  <style:style style:name="ce3" style:family="table-cell" style:parent-style-name="Default">
      <style:map style:condition="cell-content()=&quot;?&quot;" style:apply-style-name="ConditionalStyle_5f_1" style:base-cell-address="cards.A1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  <style:style style:name="ce6" style:family="table-cell" style:parent-style-name="Default">
      <style:table-cell-properties fo:background-color="#f3ffe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  <style:style style:name="ce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  <style:style style:name="ce10" style:family="table-cell" style:parent-style-name="Default">
      <style:table-cell-properties fo:background-color="#f3ff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  <style:style style:name="ce11" style:family="table-cell" style:parent-style-name="Default">
      <style:table-cell-properties fo:background-color="#f3ffe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  <style:style style:name="ce1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  <style:style style:name="ce15" style:family="table-cell" style:parent-style-name="Default">
      <style:table-cell-properties fo:background-color="#f3ffe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?&quot;" style:apply-style-name="ConditionalStyle_5f_1" style:base-cell-address="cards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icon_monster.png&quot;;&quot;icon_sacred_artifact.png&quot;;&quot;icon_damned_relic.png&quot;;&quot;icon_shield.png&quot;;&quot;icon_armor.png&quot;;&quot;icon_helmet.png&quot;;&quot;icon_weapon.png&quot;;&quot;icon_treasure.png&quot;;&quot;icon_scroll.png&quot;;&quot;icon_potion.png&quot;;&quot;icon_speed_up.png&quot;;&quot;icon_character.png&quot;)" table:allow-empty-cell="true" table:display-list="unsorted" table:base-cell-address="cards.B2">
          <table:error-message table:message-type="stop" table:display="true"/>
        </table:content-validation>
        <table:content-validation table:name="val2" table:condition="of:cell-content-is-in-list(&quot;nothing.png&quot;;&quot;icon_treasure.png&quot;;&quot;icon_endgame.png&quot;;&quot;icon_monster.png&quot;)" table:allow-empty-cell="true" table:display-list="unsorted" table:base-cell-address="cards.H2">
          <table:error-message table:message-type="stop" table:display="true"/>
        </table:content-validation>
      </table:content-validations>
      <table:table table:name="car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back icon</text:p>
          </table:table-cell>
          <table:table-cell table:style-name="ce1" office:value-type="string" calcext:value-type="string">
            <text:p>back number</text:p>
          </table:table-cell>
          <table:table-cell table:style-name="ce1" office:value-type="string" calcext:value-type="string">
            <text:p>back text</text:p>
          </table:table-cell>
          <table:table-cell table:style-name="ce1" office:value-type="string" calcext:value-type="string">
            <text:p>front picture/name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 valu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Action text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card type</text:p>
          </table:table-cell>
          <table:table-cell table:style-name="ce1" office:value-type="string" calcext:value-type="string">
            <text:p>action type</text:p>
          </table:table-cell>
          <table:table-cell table:style-name="ce1" office:value-type="string" calcext:value-type="string">
            <text:p>special (artifacts)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character.png</text:p>
          </table:table-cell>
          <table:table-cell table:style-name="ce2"/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c_male_miner.png</text:p>
          </table:table-cell>
          <table:table-cell table:style-name="ce6" table:content-validation-name="val1" office:value-type="string" calcext:value-type="string">
            <text:p>icon_charac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2:.C2])" office:value-type="string" office:string-value="" calcext:value-type="error">
            <text:p>#VALUE!</text:p>
          </table:table-cell>
          <table:table-cell table:style-name="ce2" table:formula="of:=IF([.I2]&lt;&gt;&quot;&quot;;CONCATENATE(&quot;icon_treasure.png&quot;;[.I2]);&quot;&quot;)">
            <text:p/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character.png</text:p>
          </table:table-cell>
          <table:table-cell table:style-name="ce2"/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c_male_tycoon.png</text:p>
          </table:table-cell>
          <table:table-cell table:style-name="ce6" table:content-validation-name="val1" office:value-type="string" calcext:value-type="string">
            <text:p>icon_character.png</text:p>
          </table:table-cell>
          <table:table-cell table:style-name="ce2"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3:.C3])" office:value-type="string" office:string-value="" calcext:value-type="error">
            <text:p>#VALUE!</text:p>
          </table:table-cell>
          <table:table-cell table:style-name="ce2" table:formula="of:=IF([.I3]&lt;&gt;&quot;&quot;;CONCATENATE(&quot;icon_treasure.png&quot;;[.I3]);&quot;&quot;)">
            <text:p/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character.png</text:p>
          </table:table-cell>
          <table:table-cell table:style-name="ce2"/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c_male_rogue.png</text:p>
          </table:table-cell>
          <table:table-cell table:style-name="ce6" table:content-validation-name="val1" office:value-type="string" calcext:value-type="string">
            <text:p>icon_charac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CONCATENATE([.B4:.C4])" office:value-type="string" office:string-value="" calcext:value-type="error">
            <text:p>#VALUE!</text:p>
          </table:table-cell>
          <table:table-cell table:style-name="ce2" table:formula="of:=IF([.I4]&lt;&gt;&quot;&quot;;CONCATENATE(&quot;icon_treasure.png&quot;;[.I4]);&quot;&quot;)" office:value-type="string" office:string-value="icon_treasure.png1" calcext:value-type="string">
            <text:p>icon_treasure.png1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character.png</text:p>
          </table:table-cell>
          <table:table-cell table:style-name="ce2"/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c_female_soldier.png</text:p>
          </table:table-cell>
          <table:table-cell table:style-name="ce6" table:content-validation-name="val1" office:value-type="string" calcext:value-type="string">
            <text:p>icon_charac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table:formula="of:=CONCATENATE([.B5:.C5])" office:value-type="string" office:string-value="" calcext:value-type="error">
            <text:p>#VALUE!</text:p>
          </table:table-cell>
          <table:table-cell table:style-name="ce2" table:formula="of:=IF([.I5]&lt;&gt;&quot;&quot;;CONCATENATE(&quot;icon_treasure.png&quot;;[.I5]);&quot;&quot;)" office:value-type="string" office:string-value="icon_treasure.png1" calcext:value-type="string">
            <text:p>icon_treasure.png1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character.png</text:p>
          </table:table-cell>
          <table:table-cell table:style-name="ce2"/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c_male_warrior.png</text:p>
          </table:table-cell>
          <table:table-cell table:style-name="ce6" table:content-validation-name="val1" office:value-type="string" calcext:value-type="string">
            <text:p>icon_charac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table:formula="of:=CONCATENATE([.B6:.C6])" office:value-type="string" office:string-value="" calcext:value-type="error">
            <text:p>#VALUE!</text:p>
          </table:table-cell>
          <table:table-cell table:style-name="ce2" table:formula="of:=IF([.I6]&lt;&gt;&quot;&quot;;CONCATENATE(&quot;icon_treasure.png&quot;;[.I6]);&quot;&quot;)" office:value-type="string" office:string-value="icon_treasure.png2" calcext:value-type="string">
            <text:p>icon_treasure.png2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character.png</text:p>
          </table:table-cell>
          <table:table-cell table:style-name="ce2"/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c_female_warlock.png</text:p>
          </table:table-cell>
          <table:table-cell table:style-name="ce6" table:content-validation-name="val1" office:value-type="string" calcext:value-type="string">
            <text:p>icon_charac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table:formula="of:=CONCATENATE([.B7:.C7])" office:value-type="string" office:string-value="" calcext:value-type="error">
            <text:p>#VALUE!</text:p>
          </table:table-cell>
          <table:table-cell table:style-name="ce2" table:formula="of:=IF([.I7]&lt;&gt;&quot;&quot;;CONCATENATE(&quot;icon_treasure.png&quot;;[.I7]);&quot;&quot;)" office:value-type="string" office:string-value="icon_treasure.png2" calcext:value-type="string">
            <text:p>icon_treasure.png2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3" table:number-columns-repeated="10"/>
          <table:table-cell table:style-name="ce2" table:formula="of:=CONCATENATE([.B8:.C8])" office:value-type="string" office:string-value="" calcext:value-type="error">
            <text:p>#VALUE!</text:p>
          </table:table-cell>
          <table:table-cell table:style-name="ce2" table:formula="of:=IF([.I8]&lt;&gt;&quot;&quot;;CONCATENATE(&quot;icon_treasure.png&quot;;[.I8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sacred_amulet.png</text:p>
          </table:table-cell>
          <table:table-cell table:style-name="ce6" table:content-validation-name="val1" office:value-type="string" calcext:value-type="string">
            <text:p>icon_sacred_artifact.png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formula="of:=CONCATENATE([.B9:.C9])" office:value-type="string" office:string-value="" calcext:value-type="error">
            <text:p>#VALUE!</text:p>
          </table:table-cell>
          <table:table-cell table:style-name="ce2" table:formula="of:=IF([.I9]&lt;&gt;&quot;&quot;;CONCATENATE(&quot;icon_treasure.png&quot;;[.I9]);&quot;&quot;)">
            <text:p/>
          </table:table-cell>
          <table:table-cell table:style-name="ce2" office:value-type="string" calcext:value-type="string">
            <text:p>On top of any other equipment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sacred_watch.png</text:p>
          </table:table-cell>
          <table:table-cell table:style-name="ce6" table:content-validation-name="val1" office:value-type="string" calcext:value-type="string">
            <text:p>icon_sacred_artifact.png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10:.C10])" office:value-type="string" office:string-value="" calcext:value-type="error">
            <text:p>#VALUE!</text:p>
          </table:table-cell>
          <table:table-cell table:style-name="ce2" table:formula="of:=IF([.I10]&lt;&gt;&quot;&quot;;CONCATENATE(&quot;icon_treasure.png&quot;;[.I10]);&quot;&quot;)">
            <text:p/>
          </table:table-cell>
          <table:table-cell table:style-name="ce2" office:value-type="string" calcext:value-type="string">
            <text:p>Can skip turns, not attacking monsters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sacred_goggles.png</text:p>
          </table:table-cell>
          <table:table-cell table:style-name="ce6" table:content-validation-name="val1" office:value-type="string" calcext:value-type="string">
            <text:p>icon_sacred_artifact.png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11:.C11])" office:value-type="string" office:string-value="" calcext:value-type="error">
            <text:p>#VALUE!</text:p>
          </table:table-cell>
          <table:table-cell table:style-name="ce2" table:formula="of:=IF([.I11]&lt;&gt;&quot;&quot;;CONCATENATE(&quot;icon_treasure.png&quot;;[.I11]);&quot;&quot;)">
            <text:p/>
          </table:table-cell>
          <table:table-cell table:style-name="ce2" office:value-type="string" calcext:value-type="string">
            <text:p>When picking any card, can look at the two next and pick the one preferred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sacred_box.png</text:p>
          </table:table-cell>
          <table:table-cell table:style-name="ce6" table:content-validation-name="val1" office:value-type="string" calcext:value-type="string">
            <text:p>icon_sacred_artifact.png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12:.C12])" office:value-type="string" office:string-value="" calcext:value-type="error">
            <text:p>#VALUE!</text:p>
          </table:table-cell>
          <table:table-cell table:style-name="ce2" table:formula="of:=IF([.I12]&lt;&gt;&quot;&quot;;CONCATENATE(&quot;icon_treasure.png&quot;;[.I12]);&quot;&quot;)">
            <text:p/>
          </table:table-cell>
          <table:table-cell table:style-name="ce2" office:value-type="string" calcext:value-type="string">
            <text:p>When player only has a life, attack +20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sacred_stone_tablet.png</text:p>
          </table:table-cell>
          <table:table-cell table:style-name="ce6" table:content-validation-name="val1" office:value-type="string" calcext:value-type="string">
            <text:p>icon_sacred_artifact.png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13:.C13])" office:value-type="string" office:string-value="" calcext:value-type="error">
            <text:p>#VALUE!</text:p>
          </table:table-cell>
          <table:table-cell table:style-name="ce2" table:formula="of:=IF([.I13]&lt;&gt;&quot;&quot;;CONCATENATE(&quot;icon_treasure.png&quot;;[.I13]);&quot;&quot;)">
            <text:p/>
          </table:table-cell>
          <table:table-cell table:style-name="ce2" office:value-type="string" calcext:value-type="string">
            <text:p>Can rethrow a single dice once after each dice throw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sacred_stone_tablet_ultimate.png</text:p>
          </table:table-cell>
          <table:table-cell table:style-name="ce6" table:content-validation-name="val1" office:value-type="string" calcext:value-type="string">
            <text:p>icon_sacred_artifact.png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14:.C14])" office:value-type="string" office:string-value="" calcext:value-type="error">
            <text:p>#VALUE!</text:p>
          </table:table-cell>
          <table:table-cell table:style-name="ce2" table:formula="of:=IF([.I14]&lt;&gt;&quot;&quot;;CONCATENATE(&quot;icon_treasure.png&quot;;[.I14]);&quot;&quot;)">
            <text:p/>
          </table:table-cell>
          <table:table-cell table:style-name="ce2" office:value-type="string" calcext:value-type="string">
            <text:p>Can rethrow the two dice once after each dice throw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sacred_statue.png</text:p>
          </table:table-cell>
          <table:table-cell table:style-name="ce6" table:content-validation-name="val1" office:value-type="string" calcext:value-type="string">
            <text:p>icon_sacred_artifact.png</text:p>
          </table:table-cell>
          <table:table-cell table:style-name="ce2"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15:.C15])" office:value-type="string" office:string-value="" calcext:value-type="error">
            <text:p>#VALUE!</text:p>
          </table:table-cell>
          <table:table-cell table:style-name="ce2" table:formula="of:=IF([.I15]&lt;&gt;&quot;&quot;;CONCATENATE(&quot;icon_treasure.png&quot;;[.I15]);&quot;&quot;)">
            <text:p/>
          </table:table-cell>
          <table:table-cell table:style-name="ce2" office:value-type="string" calcext:value-type="string">
            <text:p>When having this artifact and three curses, no curses can have an effect, other artifacts have double the effect (consider effect as applied sequentially)</text:p>
          </table:table-cell>
          <table:table-cell table:number-columns-repeated="1011"/>
        </table:table-row>
        <table:table-row table:style-name="ro1">
          <table:table-cell table:style-name="ce3" table:number-columns-repeated="10"/>
          <table:table-cell table:style-name="ce2" table:formula="of:=CONCATENATE([.B16:.C16])" office:value-type="string" office:string-value="" calcext:value-type="error">
            <text:p>#VALUE!</text:p>
          </table:table-cell>
          <table:table-cell table:style-name="ce2" table:formula="of:=IF([.I16]&lt;&gt;&quot;&quot;;CONCATENATE(&quot;icon_treasure.png&quot;;[.I16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damned_armor.png</text:p>
          </table:table-cell>
          <table:table-cell table:style-name="ce6" table:content-validation-name="val1" office:value-type="string" calcext:value-type="string">
            <text:p>icon_damned_relic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17:.C17])" office:value-type="string" office:string-value="" calcext:value-type="error">
            <text:p>#VALUE!</text:p>
          </table:table-cell>
          <table:table-cell table:style-name="ce2" table:formula="of:=IF([.I17]&lt;&gt;&quot;&quot;;CONCATENATE(&quot;icon_treasure.png&quot;;[.I17]);&quot;&quot;)">
            <text:p/>
          </table:table-cell>
          <table:table-cell table:style-name="ce2" office:value-type="string" calcext:value-type="string">
            <text:p>Takes the place of the armor, can't equip any armor anymore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damned_helmet.png</text:p>
          </table:table-cell>
          <table:table-cell table:style-name="ce6" table:content-validation-name="val1" office:value-type="string" calcext:value-type="string">
            <text:p>icon_damned_relic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18:.C18])" office:value-type="string" office:string-value="" calcext:value-type="error">
            <text:p>#VALUE!</text:p>
          </table:table-cell>
          <table:table-cell table:style-name="ce2" table:formula="of:=IF([.I18]&lt;&gt;&quot;&quot;;CONCATENATE(&quot;icon_treasure.png&quot;;[.I18]);&quot;&quot;)">
            <text:p/>
          </table:table-cell>
          <table:table-cell table:style-name="ce2" office:value-type="string" calcext:value-type="string">
            <text:p>Takes the place of the helmet, can't equip any helmet anymore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damned_chalice.png</text:p>
          </table:table-cell>
          <table:table-cell table:style-name="ce6" table:content-validation-name="val1" office:value-type="string" calcext:value-type="string">
            <text:p>icon_damned_relic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19:.C19])" office:value-type="string" office:string-value="" calcext:value-type="error">
            <text:p>#VALUE!</text:p>
          </table:table-cell>
          <table:table-cell table:style-name="ce2" table:formula="of:=IF([.I19]&lt;&gt;&quot;&quot;;CONCATENATE(&quot;icon_treasure.png&quot;;[.I19]);&quot;&quot;)">
            <text:p/>
          </table:table-cell>
          <table:table-cell table:style-name="ce2" office:value-type="string" calcext:value-type="string">
            <text:p>Will never heal after winning a combat. Only with potions.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damned_watch.png</text:p>
          </table:table-cell>
          <table:table-cell table:style-name="ce6" table:content-validation-name="val1" office:value-type="string" calcext:value-type="string">
            <text:p>icon_damned_relic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20:.C20])" office:value-type="string" office:string-value="" calcext:value-type="error">
            <text:p>#VALUE!</text:p>
          </table:table-cell>
          <table:table-cell table:style-name="ce2" table:formula="of:=IF([.I20]&lt;&gt;&quot;&quot;;CONCATENATE(&quot;icon_treasure.png&quot;;[.I20]);&quot;&quot;)">
            <text:p/>
          </table:table-cell>
          <table:table-cell table:style-name="ce2" office:value-type="string" calcext:value-type="string">
            <text:p>When losing a combat, if the monster is still alive, must continue fighting it in the following turns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damned_book.png</text:p>
          </table:table-cell>
          <table:table-cell table:style-name="ce6" table:content-validation-name="val1" office:value-type="string" calcext:value-type="string">
            <text:p>icon_damned_relic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21:.C21])" office:value-type="string" office:string-value="" calcext:value-type="error">
            <text:p>#VALUE!</text:p>
          </table:table-cell>
          <table:table-cell table:style-name="ce2" table:formula="of:=IF([.I21]&lt;&gt;&quot;&quot;;CONCATENATE(&quot;icon_treasure.png&quot;;[.I21]);&quot;&quot;)">
            <text:p/>
          </table:table-cell>
          <table:table-cell table:style-name="ce2" office:value-type="string" calcext:value-type="string">
            <text:p>Only cursed artifacts have an effect.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damned_doll.png</text:p>
          </table:table-cell>
          <table:table-cell table:style-name="ce6" table:content-validation-name="val1" office:value-type="string" calcext:value-type="string">
            <text:p>icon_damned_relic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22:.C22])" office:value-type="string" office:string-value="" calcext:value-type="error">
            <text:p>#VALUE!</text:p>
          </table:table-cell>
          <table:table-cell table:style-name="ce2" table:formula="of:=IF([.I22]&lt;&gt;&quot;&quot;;CONCATENATE(&quot;icon_treasure.png&quot;;[.I22]);&quot;&quot;)">
            <text:p/>
          </table:table-cell>
          <table:table-cell table:style-name="ce2" office:value-type="string" calcext:value-type="string">
            <text:p>When having this and 2 other cursed artifacts, dies and loses the match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easure 4</text:p>
          </table:table-cell>
          <table:table-cell table:style-name="ce2" office:value-type="string" calcext:value-type="string">
            <text:p>i_damned_vortex.png</text:p>
          </table:table-cell>
          <table:table-cell table:style-name="ce6" table:content-validation-name="val1" office:value-type="string" calcext:value-type="string">
            <text:p>icon_damned_relic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23:.C23])" office:value-type="string" office:string-value="" calcext:value-type="error">
            <text:p>#VALUE!</text:p>
          </table:table-cell>
          <table:table-cell table:style-name="ce2" table:formula="of:=IF([.I23]&lt;&gt;&quot;&quot;;CONCATENATE(&quot;icon_treasure.png&quot;;[.I23]);&quot;&quot;)">
            <text:p/>
          </table:table-cell>
          <table:table-cell table:style-name="ce2" office:value-type="string" calcext:value-type="string">
            <text:p>After every turn, this player must discard a card with coin value, even if eventually involves discarding equipped items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table:formula="of:=CONCATENATE([.B24:.C24])" office:value-type="string" office:string-value="" calcext:value-type="error">
            <text:p>#VALUE!</text:p>
          </table:table-cell>
          <table:table-cell table:style-name="ce2" table:formula="of:=IF([.I24]&lt;&gt;&quot;&quot;;CONCATENATE(&quot;icon_treasure.png&quot;;[.I24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2" office:value-type="string" calcext:value-type="string">
            <text:p>i_potion_time.png</text:p>
          </table:table-cell>
          <table:table-cell table:style-name="ce6" table:content-validation-name="val1" office:value-type="string" calcext:value-type="string">
            <text:p>icon_potion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25:.C25])" office:value-type="string" office:string-value="" calcext:value-type="error">
            <text:p>#VALUE!</text:p>
          </table:table-cell>
          <table:table-cell table:style-name="ce2" table:formula="of:=IF([.I25]&lt;&gt;&quot;&quot;;CONCATENATE(&quot;icon_treasure.png&quot;;[.I25]);&quot;&quot;)">
            <text:p/>
          </table:table-cell>
          <table:table-cell table:style-name="ce2" office:value-type="string" calcext:value-type="string">
            <text:p>Can skip a turn, not attacking any monster (single use)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2" office:value-type="string" calcext:value-type="string">
            <text:p>i_potion_health.png</text:p>
          </table:table-cell>
          <table:table-cell table:style-name="ce6" table:content-validation-name="val1" office:value-type="string" calcext:value-type="string">
            <text:p>icon_potion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26:.C26])" office:value-type="string" office:string-value="" calcext:value-type="error">
            <text:p>#VALUE!</text:p>
          </table:table-cell>
          <table:table-cell table:style-name="ce2" table:formula="of:=IF([.I26]&lt;&gt;&quot;&quot;;CONCATENATE(&quot;icon_treasure.png&quot;;[.I26]);&quot;&quot;)">
            <text:p/>
          </table:table-cell>
          <table:table-cell table:style-name="ce2" office:value-type="string" calcext:value-type="string">
            <text:p>Heals all health points (single use)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i_potion_poison.png</text:p>
          </table:table-cell>
          <table:table-cell table:style-name="ce6" table:content-validation-name="val1" office:value-type="string" calcext:value-type="string">
            <text:p>icon_potion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27:.C27])" office:value-type="string" office:string-value="" calcext:value-type="error">
            <text:p>#VALUE!</text:p>
          </table:table-cell>
          <table:table-cell table:style-name="ce2" table:formula="of:=IF([.I27]&lt;&gt;&quot;&quot;;CONCATENATE(&quot;icon_treasure.png&quot;;[.I27]);&quot;&quot;)">
            <text:p/>
          </table:table-cell>
          <table:table-cell table:style-name="ce2" office:value-type="string" calcext:value-type="string">
            <text:p>The player loses health points and is left with only one (single use)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table:formula="of:=CONCATENATE([.B28:.C28])" office:value-type="string" office:string-value="" calcext:value-type="error">
            <text:p>#VALUE!</text:p>
          </table:table-cell>
          <table:table-cell table:style-name="ce2" table:formula="of:=IF([.I28]&lt;&gt;&quot;&quot;;CONCATENATE(&quot;icon_treasure.png&quot;;[.I28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easure 1</text:p>
          </table:table-cell>
          <table:table-cell table:style-name="ce2" office:value-type="string" calcext:value-type="string">
            <text:p>i_scroll_magic_missile.png</text:p>
          </table:table-cell>
          <table:table-cell table:style-name="ce6" table:content-validation-name="val1" office:value-type="string" calcext:value-type="string">
            <text:p>icon_scroll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formula="of:=CONCATENATE([.B29:.C29])" office:value-type="string" office:string-value="" calcext:value-type="error">
            <text:p>#VALUE!</text:p>
          </table:table-cell>
          <table:table-cell table:style-name="ce2" table:formula="of:=IF([.I29]&lt;&gt;&quot;&quot;;CONCATENATE(&quot;icon_treasure.png&quot;;[.I29]);&quot;&quot;)">
            <text:p/>
          </table:table-cell>
          <table:table-cell table:style-name="ce2" office:value-type="string" calcext:value-type="string">
            <text:p>(single use)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2" office:value-type="string" calcext:value-type="string">
            <text:p>i_scroll_lightning.png</text:p>
          </table:table-cell>
          <table:table-cell table:style-name="ce6" table:content-validation-name="val1" office:value-type="string" calcext:value-type="string">
            <text:p>icon_scroll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formula="of:=CONCATENATE([.B30:.C30])" office:value-type="string" office:string-value="" calcext:value-type="error">
            <text:p>#VALUE!</text:p>
          </table:table-cell>
          <table:table-cell table:style-name="ce2" table:formula="of:=IF([.I30]&lt;&gt;&quot;&quot;;CONCATENATE(&quot;icon_treasure.png&quot;;[.I30]);&quot;&quot;)">
            <text:p/>
          </table:table-cell>
          <table:table-cell table:style-name="ce2" office:value-type="string" calcext:value-type="string">
            <text:p>(single use)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i_scroll_sudden_death.png</text:p>
          </table:table-cell>
          <table:table-cell table:style-name="ce6" table:content-validation-name="val1" office:value-type="string" calcext:value-type="string">
            <text:p>icon_scroll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formula="of:=CONCATENATE([.B31:.C31])" office:value-type="string" office:string-value="" calcext:value-type="error">
            <text:p>#VALUE!</text:p>
          </table:table-cell>
          <table:table-cell table:style-name="ce2" table:formula="of:=IF([.I31]&lt;&gt;&quot;&quot;;CONCATENATE(&quot;icon_treasure.png&quot;;[.I31]);&quot;&quot;)">
            <text:p/>
          </table:table-cell>
          <table:table-cell table:style-name="ce2" office:value-type="string" calcext:value-type="string">
            <text:p>(single use)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7"/>
          <table:table-cell table:style-name="ce3" table:number-columns-repeated="4"/>
          <table:table-cell table:style-name="ce2" table:formula="of:=CONCATENATE([.B32:.C32])" office:value-type="string" office:string-value="" calcext:value-type="error">
            <text:p>#VALUE!</text:p>
          </table:table-cell>
          <table:table-cell table:style-name="ce2" table:formula="of:=IF([.I32]&lt;&gt;&quot;&quot;;CONCATENATE(&quot;icon_treasure.png&quot;;[.I32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easure 1</text:p>
          </table:table-cell>
          <table:table-cell table:style-name="ce2" office:value-type="string" calcext:value-type="string">
            <text:p>t_treasure2.png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33:.C33])" office:value-type="string" office:string-value="" calcext:value-type="error">
            <text:p>#VALUE!</text:p>
          </table:table-cell>
          <table:table-cell table:style-name="ce2" office:value-type="string" calcext:value-type="string">
            <text:p>icon_treasure.png2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2" office:value-type="string" calcext:value-type="string">
            <text:p>t_treasure3.png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34:.C34])" office:value-type="string" office:string-value="" calcext:value-type="error">
            <text:p>#VALUE!</text:p>
          </table:table-cell>
          <table:table-cell table:style-name="ce2" office:value-type="string" calcext:value-type="string">
            <text:p>icon_treasure.png3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t_treasure4.png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content-validation-name="val2" office:value-type="string" calcext:value-type="string">
            <text:p>nothing.png</text:p>
          </table:table-cell>
          <table:table-cell table:style-name="ce2" table:number-columns-repeated="2"/>
          <table:table-cell table:style-name="ce2" table:formula="of:=CONCATENATE([.B35:.C35])" office:value-type="string" office:string-value="" calcext:value-type="error">
            <text:p>#VALUE!</text:p>
          </table:table-cell>
          <table:table-cell table:style-name="ce2" office:value-type="string" calcext:value-type="string">
            <text:p>icon_treasure.png4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3" table:number-columns-repeated="7"/>
          <table:table-cell table:style-name="ce12"/>
          <table:table-cell table:style-name="ce3" table:number-columns-repeated="2"/>
          <table:table-cell table:style-name="ce2" table:formula="of:=CONCATENATE([.B36:.C36])" office:value-type="string" office:string-value="" calcext:value-type="error">
            <text:p>#VALUE!</text:p>
          </table:table-cell>
          <table:table-cell table:style-name="ce2" table:formula="of:=IF([.I36]&lt;&gt;&quot;&quot;;CONCATENATE(&quot;icon_treasure.png&quot;;[.I36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ster 1</text:p>
          </table:table-cell>
          <table:table-cell table:style-name="ce4" office:value-type="string" calcext:value-type="string">
            <text:p>m1_soldier1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formula="of:=CONCATENATE([.B37:.C37])" office:value-type="string" office:string-value="" calcext:value-type="error">
            <text:p>#VALUE!</text:p>
          </table:table-cell>
          <table:table-cell table:style-name="ce2" table:formula="of:=IF([.I37]&lt;&gt;&quot;&quot;;CONCATENATE(&quot;icon_treasure.png&quot;;[.I37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ster 1</text:p>
          </table:table-cell>
          <table:table-cell table:style-name="ce9" office:value-type="string" calcext:value-type="string">
            <text:p>m1_soldier1_b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formula="of:=CONCATENATE([.B38:.C38])" office:value-type="string" office:string-value="" calcext:value-type="error">
            <text:p>#VALUE!</text:p>
          </table:table-cell>
          <table:table-cell table:style-name="ce2" table:formula="of:=IF([.I38]&lt;&gt;&quot;&quot;;CONCATENATE(&quot;icon_treasure.png&quot;;[.I38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ster 1</text:p>
          </table:table-cell>
          <table:table-cell table:style-name="ce9" office:value-type="string" calcext:value-type="string">
            <text:p>m1_soldier1_c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CONCATENATE([.B39:.C39])" office:value-type="string" office:string-value="" calcext:value-type="error">
            <text:p>#VALUE!</text:p>
          </table:table-cell>
          <table:table-cell table:style-name="ce2" table:formula="of:=IF([.I39]&lt;&gt;&quot;&quot;;CONCATENATE(&quot;icon_treasure.png&quot;;[.I39]);&quot;&quot;)" office:value-type="string" office:string-value="icon_treasure.png1" calcext:value-type="string">
            <text:p>icon_treasure.png1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ster 1</text:p>
          </table:table-cell>
          <table:table-cell table:style-name="ce9" office:value-type="string" calcext:value-type="string">
            <text:p>m1_soldier1_d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[.B40:.C40])" office:value-type="string" office:string-value="" calcext:value-type="error">
            <text:p>#VALUE!</text:p>
          </table:table-cell>
          <table:table-cell table:style-name="ce2" table:formula="of:=IF([.I40]&lt;&gt;&quot;&quot;;CONCATENATE(&quot;icon_treasure.png&quot;;[.I40]);&quot;&quot;)" office:value-type="string" office:string-value="icon_treasure.png1" calcext:value-type="string">
            <text:p>icon_treasure.png1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ster 1</text:p>
          </table:table-cell>
          <table:table-cell table:style-name="ce4" office:value-type="string" calcext:value-type="string">
            <text:p>m1_soldier2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2" table:formula="of:=CONCATENATE([.B41:.C41])" office:value-type="string" office:string-value="" calcext:value-type="error">
            <text:p>#VALUE!</text:p>
          </table:table-cell>
          <table:table-cell table:style-name="ce2" table:formula="of:=IF([.I41]&lt;&gt;&quot;&quot;;CONCATENATE(&quot;icon_treasure.png&quot;;[.I41]);&quot;&quot;)" office:value-type="string" office:string-value="icon_treasure.png1" calcext:value-type="string">
            <text:p>icon_treasure.png1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ster 1</text:p>
          </table:table-cell>
          <table:table-cell table:style-name="ce9" office:value-type="string" calcext:value-type="string">
            <text:p>m1_soldier2_b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2" table:formula="of:=CONCATENATE([.B42:.C42])" office:value-type="string" office:string-value="" calcext:value-type="error">
            <text:p>#VALUE!</text:p>
          </table:table-cell>
          <table:table-cell table:style-name="ce2" table:formula="of:=IF([.I42]&lt;&gt;&quot;&quot;;CONCATENATE(&quot;icon_treasure.png&quot;;[.I42]);&quot;&quot;)" office:value-type="string" office:string-value="icon_treasure.png1" calcext:value-type="string">
            <text:p>icon_treasure.png1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ster 1</text:p>
          </table:table-cell>
          <table:table-cell table:style-name="ce9" office:value-type="string" calcext:value-type="string">
            <text:p>m1_soldier2_c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[.B43:.C43])" office:value-type="string" office:string-value="" calcext:value-type="error">
            <text:p>#VALUE!</text:p>
          </table:table-cell>
          <table:table-cell table:style-name="ce2" table:formula="of:=IF([.I43]&lt;&gt;&quot;&quot;;CONCATENATE(&quot;icon_treasure.png&quot;;[.I43]);&quot;&quot;)" office:value-type="string" office:string-value="icon_treasure.png1" calcext:value-type="string">
            <text:p>icon_treasure.png1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ster 1</text:p>
          </table:table-cell>
          <table:table-cell table:style-name="ce9" office:value-type="string" calcext:value-type="string">
            <text:p>m1_soldier2_d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2" table:formula="of:=CONCATENATE([.B44:.C44])" office:value-type="string" office:string-value="" calcext:value-type="error">
            <text:p>#VALUE!</text:p>
          </table:table-cell>
          <table:table-cell table:style-name="ce2" table:formula="of:=IF([.I44]&lt;&gt;&quot;&quot;;CONCATENATE(&quot;icon_treasure.png&quot;;[.I44]);&quot;&quot;)" office:value-type="string" office:string-value="icon_treasure.png1" calcext:value-type="string">
            <text:p>icon_treasure.png1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ster 1</text:p>
          </table:table-cell>
          <table:table-cell table:style-name="ce4" office:value-type="string" calcext:value-type="string">
            <text:p>m1_soldier3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CONCATENATE([.B45:.C45])" office:value-type="string" office:string-value="" calcext:value-type="error">
            <text:p>#VALUE!</text:p>
          </table:table-cell>
          <table:table-cell table:style-name="ce2" table:formula="of:=IF([.I45]&lt;&gt;&quot;&quot;;CONCATENATE(&quot;icon_treasure.png&quot;;[.I45]);&quot;&quot;)" office:value-type="string" office:string-value="icon_treasure.png2" calcext:value-type="string">
            <text:p>icon_treasure.png2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ster 1</text:p>
          </table:table-cell>
          <table:table-cell table:style-name="ce9" office:value-type="string" calcext:value-type="string">
            <text:p>m1_soldier3_b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CONCATENATE([.B46:.C46])" office:value-type="string" office:string-value="" calcext:value-type="error">
            <text:p>#VALUE!</text:p>
          </table:table-cell>
          <table:table-cell table:style-name="ce2" table:formula="of:=IF([.I46]&lt;&gt;&quot;&quot;;CONCATENATE(&quot;icon_treasure.png&quot;;[.I46]);&quot;&quot;)" office:value-type="string" office:string-value="icon_treasure.png3" calcext:value-type="string">
            <text:p>icon_treasure.png3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2"/>
          <table:table-cell table:style-name="ce3" table:number-columns-repeated="2"/>
          <table:table-cell table:style-name="ce2" table:formula="of:=CONCATENATE([.B47:.C47])" office:value-type="string" office:string-value="" calcext:value-type="error">
            <text:p>#VALUE!</text:p>
          </table:table-cell>
          <table:table-cell table:style-name="ce2" table:formula="of:=IF([.I47]&lt;&gt;&quot;&quot;;CONCATENATE(&quot;icon_treasure.png&quot;;[.I47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nster 2</text:p>
          </table:table-cell>
          <table:table-cell table:style-name="ce4" office:value-type="string" calcext:value-type="string">
            <text:p>m2_mage1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10" office:value-type="float" office:value="10" calcext:value-type="float">
            <text:p>10</text:p>
          </table:table-cell>
          <table:table-cell table:style-name="ce2" table:formula="of:=CONCATENATE([.B48:.C48])" office:value-type="string" office:string-value="" calcext:value-type="error">
            <text:p>#VALUE!</text:p>
          </table:table-cell>
          <table:table-cell table:style-name="ce2" table:formula="of:=IF([.I48]&lt;&gt;&quot;&quot;;CONCATENATE(&quot;icon_treasure.png&quot;;[.I48]);&quot;&quot;)">
            <text:p/>
          </table:table-cell>
          <table:table-cell table:style-name="ce4"/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nster 2</text:p>
          </table:table-cell>
          <table:table-cell table:style-name="ce9" office:value-type="string" calcext:value-type="string">
            <text:p>m2_mage1_b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table:formula="of:=CONCATENATE([.B49:.C49])" office:value-type="string" office:string-value="" calcext:value-type="error">
            <text:p>#VALUE!</text:p>
          </table:table-cell>
          <table:table-cell table:style-name="ce2" table:formula="of:=IF([.I49]&lt;&gt;&quot;&quot;;CONCATENATE(&quot;icon_treasure.png&quot;;[.I49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nster 2</text:p>
          </table:table-cell>
          <table:table-cell table:style-name="ce9" office:value-type="string" calcext:value-type="string">
            <text:p>m2_mage1_c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CONCATENATE([.B50:.C50])" office:value-type="string" office:string-value="" calcext:value-type="error">
            <text:p>#VALUE!</text:p>
          </table:table-cell>
          <table:table-cell table:style-name="ce2" table:formula="of:=IF([.I50]&lt;&gt;&quot;&quot;;CONCATENATE(&quot;icon_treasure.png&quot;;[.I50]);&quot;&quot;)" office:value-type="string" office:string-value="icon_treasure.png1" calcext:value-type="string">
            <text:p>icon_treasure.png1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nster 2</text:p>
          </table:table-cell>
          <table:table-cell table:style-name="ce4" office:value-type="string" calcext:value-type="string">
            <text:p>m2_mage2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CONCATENATE([.B51:.C51])" office:value-type="string" office:string-value="" calcext:value-type="error">
            <text:p>#VALUE!</text:p>
          </table:table-cell>
          <table:table-cell table:style-name="ce2" table:formula="of:=IF([.I51]&lt;&gt;&quot;&quot;;CONCATENATE(&quot;icon_treasure.png&quot;;[.I51]);&quot;&quot;)" office:value-type="string" office:string-value="icon_treasure.png1" calcext:value-type="string">
            <text:p>icon_treasure.png1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nster 2</text:p>
          </table:table-cell>
          <table:table-cell table:style-name="ce9" office:value-type="string" calcext:value-type="string">
            <text:p>m2_mage2_b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[.B52:.C52])" office:value-type="string" office:string-value="" calcext:value-type="error">
            <text:p>#VALUE!</text:p>
          </table:table-cell>
          <table:table-cell table:style-name="ce2" table:formula="of:=IF([.I52]&lt;&gt;&quot;&quot;;CONCATENATE(&quot;icon_treasure.png&quot;;[.I52]);&quot;&quot;)" office:value-type="string" office:string-value="icon_treasure.png2" calcext:value-type="string">
            <text:p>icon_treasure.png2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nster 2</text:p>
          </table:table-cell>
          <table:table-cell table:style-name="ce9" office:value-type="string" calcext:value-type="string">
            <text:p>m2_mage2_c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[.B53:.C53])" office:value-type="string" office:string-value="" calcext:value-type="error">
            <text:p>#VALUE!</text:p>
          </table:table-cell>
          <table:table-cell table:style-name="ce2" table:formula="of:=IF([.I53]&lt;&gt;&quot;&quot;;CONCATENATE(&quot;icon_treasure.png&quot;;[.I53]);&quot;&quot;)" office:value-type="string" office:string-value="icon_treasure.png2" calcext:value-type="string">
            <text:p>icon_treasure.png2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nster 2</text:p>
          </table:table-cell>
          <table:table-cell table:style-name="ce9" office:value-type="string" calcext:value-type="string">
            <text:p>m2_mage2_d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CONCATENATE([.B54:.C54])" office:value-type="string" office:string-value="" calcext:value-type="error">
            <text:p>#VALUE!</text:p>
          </table:table-cell>
          <table:table-cell table:style-name="ce2" table:formula="of:=IF([.I54]&lt;&gt;&quot;&quot;;CONCATENATE(&quot;icon_treasure.png&quot;;[.I54]);&quot;&quot;)" office:value-type="string" office:string-value="icon_treasure.png2" calcext:value-type="string">
            <text:p>icon_treasure.png2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nster 2</text:p>
          </table:table-cell>
          <table:table-cell table:style-name="ce4" office:value-type="string" calcext:value-type="string">
            <text:p>m2_mage3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[.B55:.C55])" office:value-type="string" office:string-value="" calcext:value-type="error">
            <text:p>#VALUE!</text:p>
          </table:table-cell>
          <table:table-cell table:style-name="ce2" table:formula="of:=IF([.I55]&lt;&gt;&quot;&quot;;CONCATENATE(&quot;icon_treasure.png&quot;;[.I55]);&quot;&quot;)" office:value-type="string" office:string-value="icon_treasure.png3" calcext:value-type="string">
            <text:p>icon_treasure.png3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nster 2</text:p>
          </table:table-cell>
          <table:table-cell table:style-name="ce9" office:value-type="string" calcext:value-type="string">
            <text:p>m2_mage3_b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CONCATENATE([.B56:.C56])" office:value-type="string" office:string-value="" calcext:value-type="error">
            <text:p>#VALUE!</text:p>
          </table:table-cell>
          <table:table-cell table:style-name="ce2" table:formula="of:=IF([.I56]&lt;&gt;&quot;&quot;;CONCATENATE(&quot;icon_treasure.png&quot;;[.I56]);&quot;&quot;)" office:value-type="string" office:string-value="icon_treasure.png3" calcext:value-type="string">
            <text:p>icon_treasure.png3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nster 2</text:p>
          </table:table-cell>
          <table:table-cell table:style-name="ce9" office:value-type="string" calcext:value-type="string">
            <text:p>m2_mage3_c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CONCATENATE([.B57:.C57])" office:value-type="string" office:string-value="" calcext:value-type="error">
            <text:p>#VALUE!</text:p>
          </table:table-cell>
          <table:table-cell table:style-name="ce2" table:formula="of:=IF([.I57]&lt;&gt;&quot;&quot;;CONCATENATE(&quot;icon_treasure.png&quot;;[.I57]);&quot;&quot;)" office:value-type="string" office:string-value="icon_treasure.png4" calcext:value-type="string">
            <text:p>icon_treasure.png4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2"/>
          <table:table-cell table:style-name="ce3" table:number-columns-repeated="2"/>
          <table:table-cell table:style-name="ce2" table:formula="of:=CONCATENATE([.B58:.C58])" office:value-type="string" office:string-value="" calcext:value-type="error">
            <text:p>#VALUE!</text:p>
          </table:table-cell>
          <table:table-cell table:style-name="ce2" table:formula="of:=IF([.I58]&lt;&gt;&quot;&quot;;CONCATENATE(&quot;icon_treasure.png&quot;;[.I58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nster 3</text:p>
          </table:table-cell>
          <table:table-cell table:style-name="ce4" office:value-type="string" calcext:value-type="string">
            <text:p>m3_warlock1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10" office:value-type="float" office:value="15" calcext:value-type="float">
            <text:p>15</text:p>
          </table:table-cell>
          <table:table-cell table:style-name="ce2" table:formula="of:=CONCATENATE([.B59:.C59])" office:value-type="string" office:string-value="" calcext:value-type="error">
            <text:p>#VALUE!</text:p>
          </table:table-cell>
          <table:table-cell table:style-name="ce2" table:formula="of:=IF([.I59]&lt;&gt;&quot;&quot;;CONCATENATE(&quot;icon_treasure.png&quot;;[.I59]);&quot;&quot;)">
            <text:p/>
          </table:table-cell>
          <table:table-cell table:style-name="ce4"/>
          <table:table-cell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nster 3</text:p>
          </table:table-cell>
          <table:table-cell table:style-name="ce9" office:value-type="string" calcext:value-type="string">
            <text:p>m3_warlock1_b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10" office:value-type="float" office:value="17" calcext:value-type="float">
            <text:p>17</text:p>
          </table:table-cell>
          <table:table-cell table:style-name="ce2" table:formula="of:=CONCATENATE([.B60:.C60])" office:value-type="string" office:string-value="" calcext:value-type="error">
            <text:p>#VALUE!</text:p>
          </table:table-cell>
          <table:table-cell table:style-name="ce2" table:formula="of:=IF([.I60]&lt;&gt;&quot;&quot;;CONCATENATE(&quot;icon_treasure.png&quot;;[.I60]);&quot;&quot;)">
            <text:p/>
          </table:table-cell>
          <table:table-cell table:style-name="ce4"/>
          <table:table-cell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nster 3</text:p>
          </table:table-cell>
          <table:table-cell table:style-name="ce9" office:value-type="string" calcext:value-type="string">
            <text:p>m3_warlock1_c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22" calcext:value-type="float">
            <text:p>22</text:p>
          </table:table-cell>
          <table:table-cell table:style-name="ce2" table:formula="of:=CONCATENATE([.B61:.C61])" office:value-type="string" office:string-value="" calcext:value-type="error">
            <text:p>#VALUE!</text:p>
          </table:table-cell>
          <table:table-cell table:style-name="ce2" table:formula="of:=IF([.I61]&lt;&gt;&quot;&quot;;CONCATENATE(&quot;icon_treasure.png&quot;;[.I61]);&quot;&quot;)" office:value-type="string" office:string-value="icon_treasure.png1" calcext:value-type="string">
            <text:p>icon_treasure.png1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nster 3</text:p>
          </table:table-cell>
          <table:table-cell table:style-name="ce4" office:value-type="string" calcext:value-type="string">
            <text:p>m3_warlock2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CONCATENATE([.B62:.C62])" office:value-type="string" office:string-value="" calcext:value-type="error">
            <text:p>#VALUE!</text:p>
          </table:table-cell>
          <table:table-cell table:style-name="ce2" table:formula="of:=IF([.I62]&lt;&gt;&quot;&quot;;CONCATENATE(&quot;icon_treasure.png&quot;;[.I62]);&quot;&quot;)" office:value-type="string" office:string-value="icon_treasure.png2" calcext:value-type="string">
            <text:p>icon_treasure.png2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nster 3</text:p>
          </table:table-cell>
          <table:table-cell table:style-name="ce9" office:value-type="string" calcext:value-type="string">
            <text:p>m3_warlock2_b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CONCATENATE([.B63:.C63])" office:value-type="string" office:string-value="" calcext:value-type="error">
            <text:p>#VALUE!</text:p>
          </table:table-cell>
          <table:table-cell table:style-name="ce2" table:formula="of:=IF([.I63]&lt;&gt;&quot;&quot;;CONCATENATE(&quot;icon_treasure.png&quot;;[.I63]);&quot;&quot;)" office:value-type="string" office:string-value="icon_treasure.png3" calcext:value-type="string">
            <text:p>icon_treasure.png3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nster 3</text:p>
          </table:table-cell>
          <table:table-cell table:style-name="ce9" office:value-type="string" calcext:value-type="string">
            <text:p>m3_warlock2_c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[.B64:.C64])" office:value-type="string" office:string-value="" calcext:value-type="error">
            <text:p>#VALUE!</text:p>
          </table:table-cell>
          <table:table-cell table:style-name="ce2" table:formula="of:=IF([.I64]&lt;&gt;&quot;&quot;;CONCATENATE(&quot;icon_treasure.png&quot;;[.I64]);&quot;&quot;)" office:value-type="string" office:string-value="icon_treasure.png3" calcext:value-type="string">
            <text:p>icon_treasure.png3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nster 3</text:p>
          </table:table-cell>
          <table:table-cell table:style-name="ce9" office:value-type="string" calcext:value-type="string">
            <text:p>m3_warlock2_d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[.B65:.C65])" office:value-type="string" office:string-value="" calcext:value-type="error">
            <text:p>#VALUE!</text:p>
          </table:table-cell>
          <table:table-cell table:style-name="ce2" table:formula="of:=IF([.I65]&lt;&gt;&quot;&quot;;CONCATENATE(&quot;icon_treasure.png&quot;;[.I65]);&quot;&quot;)" office:value-type="string" office:string-value="icon_treasure.png3" calcext:value-type="string">
            <text:p>icon_treasure.png3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nster 3</text:p>
          </table:table-cell>
          <table:table-cell table:style-name="ce9" office:value-type="string" calcext:value-type="string">
            <text:p>m3_warlock2_e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CONCATENATE([.B66:.C66])" office:value-type="string" office:string-value="" calcext:value-type="error">
            <text:p>#VALUE!</text:p>
          </table:table-cell>
          <table:table-cell table:style-name="ce2" table:formula="of:=IF([.I66]&lt;&gt;&quot;&quot;;CONCATENATE(&quot;icon_treasure.png&quot;;[.I66]);&quot;&quot;)" office:value-type="string" office:string-value="icon_treasure.png3" calcext:value-type="string">
            <text:p>icon_treasure.png3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nster 3</text:p>
          </table:table-cell>
          <table:table-cell table:style-name="ce4" office:value-type="string" calcext:value-type="string">
            <text:p>m3_warlock3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CONCATENATE([.B67:.C67])" office:value-type="string" office:string-value="" calcext:value-type="error">
            <text:p>#VALUE!</text:p>
          </table:table-cell>
          <table:table-cell table:style-name="ce2" table:formula="of:=IF([.I67]&lt;&gt;&quot;&quot;;CONCATENATE(&quot;icon_treasure.png&quot;;[.I67]);&quot;&quot;)" office:value-type="string" office:string-value="icon_treasure.png4" calcext:value-type="string">
            <text:p>icon_treasure.png4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nster 3</text:p>
          </table:table-cell>
          <table:table-cell table:style-name="ce9" office:value-type="string" calcext:value-type="string">
            <text:p>m3_warlock3_b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content-validation-name="val2" office:value-type="string" calcext:value-type="string">
            <text:p>icon_treasure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CONCATENATE([.B68:.C68])" office:value-type="string" office:string-value="" calcext:value-type="error">
            <text:p>#VALUE!</text:p>
          </table:table-cell>
          <table:table-cell table:style-name="ce2" table:formula="of:=IF([.I68]&lt;&gt;&quot;&quot;;CONCATENATE(&quot;icon_treasure.png&quot;;[.I68]);&quot;&quot;)" office:value-type="string" office:string-value="icon_treasure.png4" calcext:value-type="string">
            <text:p>icon_treasure.png4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2"/>
          <table:table-cell table:style-name="ce3" table:number-columns-repeated="2"/>
          <table:table-cell table:style-name="ce2" table:formula="of:=CONCATENATE([.B69:.C69])" office:value-type="string" office:string-value="" calcext:value-type="error">
            <text:p>#VALUE!</text:p>
          </table:table-cell>
          <table:table-cell table:style-name="ce2" table:formula="of:=IF([.I69]&lt;&gt;&quot;&quot;;CONCATENATE(&quot;icon_treasure.png&quot;;[.I69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nster 4</text:p>
          </table:table-cell>
          <table:table-cell table:style-name="ce4" office:value-type="string" calcext:value-type="string">
            <text:p>m4_final.png</text:p>
          </table:table-cell>
          <table:table-cell table:style-name="ce8" table:content-validation-name="val1" office:value-type="string" calcext:value-type="string">
            <text:p>icon_monster.png</text:p>
          </table:table-cell>
          <table:table-cell table:style-name="ce2" office:value-type="float" office:value="5" calcext:value-type="float">
            <text:p>5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table:formula="of:=CONCATENATE([.B70:.C70])" office:value-type="string" office:string-value="" calcext:value-type="error">
            <text:p>#VALUE!</text:p>
          </table:table-cell>
          <table:table-cell table:style-name="ce2" table:formula="of:=IF([.I70]&lt;&gt;&quot;&quot;;CONCATENATE(&quot;icon_treasure.png&quot;;[.I70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7"/>
          <table:table-cell table:style-name="ce14"/>
          <table:table-cell table:style-name="ce3" table:number-columns-repeated="2"/>
          <table:table-cell table:style-name="ce2" table:formula="of:=CONCATENATE([.B71:.C71])" office:value-type="string" office:string-value="" calcext:value-type="error">
            <text:p>#VALUE!</text:p>
          </table:table-cell>
          <table:table-cell table:style-name="ce2" table:formula="of:=IF([.I71]&lt;&gt;&quot;&quot;;CONCATENATE(&quot;icon_treasure.png&quot;;[.I71]);&quot;&quot;)">
            <text:p/>
          </table:table-cell>
          <table:table-cell table:style-name="ce4" table:formula="of:=6+7+7+4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easure 1</text:p>
          </table:table-cell>
          <table:table-cell table:style-name="ce2" office:value-type="string" calcext:value-type="string">
            <text:p>i_shield1.png</text:p>
          </table:table-cell>
          <table:table-cell table:style-name="ce8" table:content-validation-name="val1" office:value-type="string" calcext:value-type="string">
            <text:p>icon_shield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formula="of:=CONCATENATE([.B72:.C72])" office:value-type="string" office:string-value="" calcext:value-type="error">
            <text:p>#VALUE!</text:p>
          </table:table-cell>
          <table:table-cell table:style-name="ce2" table:formula="of:=IF([.I72]&lt;&gt;&quot;&quot;;CONCATENATE(&quot;icon_treasure.png&quot;;[.I72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easure 1</text:p>
          </table:table-cell>
          <table:table-cell table:style-name="ce9" office:value-type="string" calcext:value-type="string">
            <text:p>i_shield1_b.png</text:p>
          </table:table-cell>
          <table:table-cell table:style-name="ce8" table:content-validation-name="val1" office:value-type="string" calcext:value-type="string">
            <text:p>icon_shield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formula="of:=CONCATENATE([.B73:.C73])" office:value-type="string" office:string-value="" calcext:value-type="error">
            <text:p>#VALUE!</text:p>
          </table:table-cell>
          <table:table-cell table:style-name="ce2" table:formula="of:=IF([.I73]&lt;&gt;&quot;&quot;;CONCATENATE(&quot;icon_treasure.png&quot;;[.I73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easure 1</text:p>
          </table:table-cell>
          <table:table-cell table:style-name="ce9" office:value-type="string" calcext:value-type="string">
            <text:p>i_shield1_c.png</text:p>
          </table:table-cell>
          <table:table-cell table:style-name="ce8" table:content-validation-name="val1" office:value-type="string" calcext:value-type="string">
            <text:p>icon_shield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formula="of:=CONCATENATE([.B74:.C74])" office:value-type="string" office:string-value="" calcext:value-type="error">
            <text:p>#VALUE!</text:p>
          </table:table-cell>
          <table:table-cell table:style-name="ce2" table:formula="of:=IF([.I74]&lt;&gt;&quot;&quot;;CONCATENATE(&quot;icon_treasure.png&quot;;[.I74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easure 1</text:p>
          </table:table-cell>
          <table:table-cell table:style-name="ce2" office:value-type="string" calcext:value-type="string">
            <text:p>i_armor1.png</text:p>
          </table:table-cell>
          <table:table-cell table:style-name="ce8" table:content-validation-name="val1" office:value-type="string" calcext:value-type="string">
            <text:p>icon_armor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formula="of:=CONCATENATE([.B75:.C75])" office:value-type="string" office:string-value="" calcext:value-type="error">
            <text:p>#VALUE!</text:p>
          </table:table-cell>
          <table:table-cell table:style-name="ce2" table:formula="of:=IF([.I75]&lt;&gt;&quot;&quot;;CONCATENATE(&quot;icon_treasure.png&quot;;[.I75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easure 1</text:p>
          </table:table-cell>
          <table:table-cell table:style-name="ce9" office:value-type="string" calcext:value-type="string">
            <text:p>i_armor1_b.png</text:p>
          </table:table-cell>
          <table:table-cell table:style-name="ce8" table:content-validation-name="val1" office:value-type="string" calcext:value-type="string">
            <text:p>icon_armor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formula="of:=CONCATENATE([.B76:.C76])" office:value-type="string" office:string-value="" calcext:value-type="error">
            <text:p>#VALUE!</text:p>
          </table:table-cell>
          <table:table-cell table:style-name="ce2" table:formula="of:=IF([.I76]&lt;&gt;&quot;&quot;;CONCATENATE(&quot;icon_treasure.png&quot;;[.I76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easure 1</text:p>
          </table:table-cell>
          <table:table-cell table:style-name="ce2" office:value-type="string" calcext:value-type="string">
            <text:p>i_sword1.png</text:p>
          </table:table-cell>
          <table:table-cell table:style-name="ce8" table:content-validation-name="val1" office:value-type="string" calcext:value-type="string">
            <text:p>icon_weapon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formula="of:=CONCATENATE([.B77:.C77])" office:value-type="string" office:string-value="" calcext:value-type="error">
            <text:p>#VALUE!</text:p>
          </table:table-cell>
          <table:table-cell table:style-name="ce2" table:formula="of:=IF([.I77]&lt;&gt;&quot;&quot;;CONCATENATE(&quot;icon_treasure.png&quot;;[.I77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easure 1</text:p>
          </table:table-cell>
          <table:table-cell table:style-name="ce9" office:value-type="string" calcext:value-type="string">
            <text:p>i_sword1_b.png</text:p>
          </table:table-cell>
          <table:table-cell table:style-name="ce8" table:content-validation-name="val1" office:value-type="string" calcext:value-type="string">
            <text:p>icon_weapon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formula="of:=CONCATENATE([.B78:.C78])" office:value-type="string" office:string-value="" calcext:value-type="error">
            <text:p>#VALUE!</text:p>
          </table:table-cell>
          <table:table-cell table:style-name="ce2" table:formula="of:=IF([.I78]&lt;&gt;&quot;&quot;;CONCATENATE(&quot;icon_treasure.png&quot;;[.I78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easure 1</text:p>
          </table:table-cell>
          <table:table-cell table:style-name="ce9" office:value-type="string" calcext:value-type="string">
            <text:p>i_sword1_c.png</text:p>
          </table:table-cell>
          <table:table-cell table:style-name="ce8" table:content-validation-name="val1" office:value-type="string" calcext:value-type="string">
            <text:p>icon_weapon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formula="of:=CONCATENATE([.B79:.C79])" office:value-type="string" office:string-value="" calcext:value-type="error">
            <text:p>#VALUE!</text:p>
          </table:table-cell>
          <table:table-cell table:style-name="ce2" table:formula="of:=IF([.I79]&lt;&gt;&quot;&quot;;CONCATENATE(&quot;icon_treasure.png&quot;;[.I79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easure 1</text:p>
          </table:table-cell>
          <table:table-cell table:style-name="ce2" office:value-type="string" calcext:value-type="string">
            <text:p>i_helmet1.png</text:p>
          </table:table-cell>
          <table:table-cell table:style-name="ce8" table:content-validation-name="val1" office:value-type="string" calcext:value-type="string">
            <text:p>icon_helmet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formula="of:=CONCATENATE([.B80:.C80])" office:value-type="string" office:string-value="" calcext:value-type="error">
            <text:p>#VALUE!</text:p>
          </table:table-cell>
          <table:table-cell table:style-name="ce2" table:formula="of:=IF([.I80]&lt;&gt;&quot;&quot;;CONCATENATE(&quot;icon_treasure.png&quot;;[.I80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easure 1</text:p>
          </table:table-cell>
          <table:table-cell table:style-name="ce9" office:value-type="string" calcext:value-type="string">
            <text:p>i_helmet1_b.png</text:p>
          </table:table-cell>
          <table:table-cell table:style-name="ce8" table:content-validation-name="val1" office:value-type="string" calcext:value-type="string">
            <text:p>icon_helmet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formula="of:=CONCATENATE([.B81:.C81])" office:value-type="string" office:string-value="" calcext:value-type="error">
            <text:p>#VALUE!</text:p>
          </table:table-cell>
          <table:table-cell table:style-name="ce2" table:formula="of:=IF([.I81]&lt;&gt;&quot;&quot;;CONCATENATE(&quot;icon_treasure.png&quot;;[.I81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2"/>
          <table:table-cell table:style-name="ce3" table:number-columns-repeated="2"/>
          <table:table-cell table:style-name="ce2" table:formula="of:=CONCATENATE([.B82:.C82])" office:value-type="string" office:string-value="" calcext:value-type="error">
            <text:p>#VALUE!</text:p>
          </table:table-cell>
          <table:table-cell table:style-name="ce2" table:formula="of:=IF([.I82]&lt;&gt;&quot;&quot;;CONCATENATE(&quot;icon_treasure.png&quot;;[.I82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2" office:value-type="string" calcext:value-type="string">
            <text:p>i_shield2.png</text:p>
          </table:table-cell>
          <table:table-cell table:style-name="ce8" table:content-validation-name="val1" office:value-type="string" calcext:value-type="string">
            <text:p>icon_shield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formula="of:=CONCATENATE([.B83:.C83])" office:value-type="string" office:string-value="" calcext:value-type="error">
            <text:p>#VALUE!</text:p>
          </table:table-cell>
          <table:table-cell table:style-name="ce2" table:formula="of:=IF([.I83]&lt;&gt;&quot;&quot;;CONCATENATE(&quot;icon_treasure.png&quot;;[.I83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9" office:value-type="string" calcext:value-type="string">
            <text:p>i_shield2_b.png</text:p>
          </table:table-cell>
          <table:table-cell table:style-name="ce8" table:content-validation-name="val1" office:value-type="string" calcext:value-type="string">
            <text:p>icon_shield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formula="of:=CONCATENATE([.B84:.C84])" office:value-type="string" office:string-value="" calcext:value-type="error">
            <text:p>#VALUE!</text:p>
          </table:table-cell>
          <table:table-cell table:style-name="ce2" table:formula="of:=IF([.I84]&lt;&gt;&quot;&quot;;CONCATENATE(&quot;icon_treasure.png&quot;;[.I84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9" office:value-type="string" calcext:value-type="string">
            <text:p>i_shield2_c.png</text:p>
          </table:table-cell>
          <table:table-cell table:style-name="ce8" table:content-validation-name="val1" office:value-type="string" calcext:value-type="string">
            <text:p>icon_shield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table:formula="of:=CONCATENATE([.B85:.C85])" office:value-type="string" office:string-value="" calcext:value-type="error">
            <text:p>#VALUE!</text:p>
          </table:table-cell>
          <table:table-cell table:style-name="ce2" table:formula="of:=IF([.I85]&lt;&gt;&quot;&quot;;CONCATENATE(&quot;icon_treasure.png&quot;;[.I85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2" office:value-type="string" calcext:value-type="string">
            <text:p>i_armor2.png</text:p>
          </table:table-cell>
          <table:table-cell table:style-name="ce8" table:content-validation-name="val1" office:value-type="string" calcext:value-type="string">
            <text:p>icon_armor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formula="of:=CONCATENATE([.B86:.C86])" office:value-type="string" office:string-value="" calcext:value-type="error">
            <text:p>#VALUE!</text:p>
          </table:table-cell>
          <table:table-cell table:style-name="ce2" table:formula="of:=IF([.I86]&lt;&gt;&quot;&quot;;CONCATENATE(&quot;icon_treasure.png&quot;;[.I86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9" office:value-type="string" calcext:value-type="string">
            <text:p>i_armor2_b.png</text:p>
          </table:table-cell>
          <table:table-cell table:style-name="ce8" table:content-validation-name="val1" office:value-type="string" calcext:value-type="string">
            <text:p>icon_armor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table:formula="of:=CONCATENATE([.B87:.C87])" office:value-type="string" office:string-value="" calcext:value-type="error">
            <text:p>#VALUE!</text:p>
          </table:table-cell>
          <table:table-cell table:style-name="ce2" table:formula="of:=IF([.I87]&lt;&gt;&quot;&quot;;CONCATENATE(&quot;icon_treasure.png&quot;;[.I87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2" office:value-type="string" calcext:value-type="string">
            <text:p>i_sword2.png</text:p>
          </table:table-cell>
          <table:table-cell table:style-name="ce8" table:content-validation-name="val1" office:value-type="string" calcext:value-type="string">
            <text:p>icon_weapon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formula="of:=CONCATENATE([.B88:.C88])" office:value-type="string" office:string-value="" calcext:value-type="error">
            <text:p>#VALUE!</text:p>
          </table:table-cell>
          <table:table-cell table:style-name="ce2" table:formula="of:=IF([.I88]&lt;&gt;&quot;&quot;;CONCATENATE(&quot;icon_treasure.png&quot;;[.I88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9" office:value-type="string" calcext:value-type="string">
            <text:p>i_sword2_b.png</text:p>
          </table:table-cell>
          <table:table-cell table:style-name="ce8" table:content-validation-name="val1" office:value-type="string" calcext:value-type="string">
            <text:p>icon_weapon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table:formula="of:=CONCATENATE([.B89:.C89])" office:value-type="string" office:string-value="" calcext:value-type="error">
            <text:p>#VALUE!</text:p>
          </table:table-cell>
          <table:table-cell table:style-name="ce2" table:formula="of:=IF([.I89]&lt;&gt;&quot;&quot;;CONCATENATE(&quot;icon_treasure.png&quot;;[.I89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9" office:value-type="string" calcext:value-type="string">
            <text:p>i_sword2_c.png</text:p>
          </table:table-cell>
          <table:table-cell table:style-name="ce8" table:content-validation-name="val1" office:value-type="string" calcext:value-type="string">
            <text:p>icon_weapon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formula="of:=CONCATENATE([.B90:.C90])" office:value-type="string" office:string-value="" calcext:value-type="error">
            <text:p>#VALUE!</text:p>
          </table:table-cell>
          <table:table-cell table:style-name="ce2" table:formula="of:=IF([.I90]&lt;&gt;&quot;&quot;;CONCATENATE(&quot;icon_treasure.png&quot;;[.I90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2" office:value-type="string" calcext:value-type="string">
            <text:p>i_helmet2.png</text:p>
          </table:table-cell>
          <table:table-cell table:style-name="ce8" table:content-validation-name="val1" office:value-type="string" calcext:value-type="string">
            <text:p>icon_helmet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formula="of:=CONCATENATE([.B91:.C91])" office:value-type="string" office:string-value="" calcext:value-type="error">
            <text:p>#VALUE!</text:p>
          </table:table-cell>
          <table:table-cell table:style-name="ce2" table:formula="of:=IF([.I91]&lt;&gt;&quot;&quot;;CONCATENATE(&quot;icon_treasure.png&quot;;[.I91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easure 2</text:p>
          </table:table-cell>
          <table:table-cell table:style-name="ce9" office:value-type="string" calcext:value-type="string">
            <text:p>i_helmet2_b.png</text:p>
          </table:table-cell>
          <table:table-cell table:style-name="ce8" table:content-validation-name="val1" office:value-type="string" calcext:value-type="string">
            <text:p>icon_helmet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formula="of:=CONCATENATE([.B92:.C92])" office:value-type="string" office:string-value="" calcext:value-type="error">
            <text:p>#VALUE!</text:p>
          </table:table-cell>
          <table:table-cell table:style-name="ce2" table:formula="of:=IF([.I92]&lt;&gt;&quot;&quot;;CONCATENATE(&quot;icon_treasure.png&quot;;[.I92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2"/>
          <table:table-cell table:style-name="ce3" table:number-columns-repeated="2"/>
          <table:table-cell table:style-name="ce2" table:formula="of:=CONCATENATE([.B93:.C93])" office:value-type="string" office:string-value="" calcext:value-type="error">
            <text:p>#VALUE!</text:p>
          </table:table-cell>
          <table:table-cell table:style-name="ce2" table:formula="of:=IF([.I93]&lt;&gt;&quot;&quot;;CONCATENATE(&quot;icon_treasure.png&quot;;[.I93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i_shield3.png</text:p>
          </table:table-cell>
          <table:table-cell table:style-name="ce8" table:content-validation-name="val1" office:value-type="string" calcext:value-type="string">
            <text:p>icon_shield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formula="of:=CONCATENATE([.B94:.C94])" office:value-type="string" office:string-value="" calcext:value-type="error">
            <text:p>#VALUE!</text:p>
          </table:table-cell>
          <table:table-cell table:style-name="ce2" table:formula="of:=IF([.I94]&lt;&gt;&quot;&quot;;CONCATENATE(&quot;icon_treasure.png&quot;;[.I94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i_shield3_2.png</text:p>
          </table:table-cell>
          <table:table-cell table:style-name="ce8" table:content-validation-name="val1" office:value-type="string" calcext:value-type="string">
            <text:p>icon_shield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table:formula="of:=CONCATENATE([.B95:.C95])" office:value-type="string" office:string-value="" calcext:value-type="error">
            <text:p>#VALUE!</text:p>
          </table:table-cell>
          <table:table-cell table:style-name="ce2" table:formula="of:=IF([.I95]&lt;&gt;&quot;&quot;;CONCATENATE(&quot;icon_treasure.png&quot;;[.I95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i_shield3_3.png</text:p>
          </table:table-cell>
          <table:table-cell table:style-name="ce8" table:content-validation-name="val1" office:value-type="string" calcext:value-type="string">
            <text:p>icon_shield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table:formula="of:=CONCATENATE([.B96:.C96])" office:value-type="string" office:string-value="" calcext:value-type="error">
            <text:p>#VALUE!</text:p>
          </table:table-cell>
          <table:table-cell table:style-name="ce2" table:formula="of:=IF([.I96]&lt;&gt;&quot;&quot;;CONCATENATE(&quot;icon_treasure.png&quot;;[.I96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i_armor3.png</text:p>
          </table:table-cell>
          <table:table-cell table:style-name="ce8" table:content-validation-name="val1" office:value-type="string" calcext:value-type="string">
            <text:p>icon_armor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table:formula="of:=CONCATENATE([.B97:.C97])" office:value-type="string" office:string-value="" calcext:value-type="error">
            <text:p>#VALUE!</text:p>
          </table:table-cell>
          <table:table-cell table:style-name="ce2" table:formula="of:=IF([.I97]&lt;&gt;&quot;&quot;;CONCATENATE(&quot;icon_treasure.png&quot;;[.I97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i_armor3_2.png</text:p>
          </table:table-cell>
          <table:table-cell table:style-name="ce8" table:content-validation-name="val1" office:value-type="string" calcext:value-type="string">
            <text:p>icon_armor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table:formula="of:=CONCATENATE([.B98:.C98])" office:value-type="string" office:string-value="" calcext:value-type="error">
            <text:p>#VALUE!</text:p>
          </table:table-cell>
          <table:table-cell table:style-name="ce2" table:formula="of:=IF([.I98]&lt;&gt;&quot;&quot;;CONCATENATE(&quot;icon_treasure.png&quot;;[.I98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i_sword3.png</text:p>
          </table:table-cell>
          <table:table-cell table:style-name="ce8" table:content-validation-name="val1" office:value-type="string" calcext:value-type="string">
            <text:p>icon_weapon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table:formula="of:=CONCATENATE([.B99:.C99])" office:value-type="string" office:string-value="" calcext:value-type="error">
            <text:p>#VALUE!</text:p>
          </table:table-cell>
          <table:table-cell table:style-name="ce2" table:formula="of:=IF([.I99]&lt;&gt;&quot;&quot;;CONCATENATE(&quot;icon_treasure.png&quot;;[.I99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i_sword3_2.png</text:p>
          </table:table-cell>
          <table:table-cell table:style-name="ce8" table:content-validation-name="val1" office:value-type="string" calcext:value-type="string">
            <text:p>icon_weapon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table:formula="of:=CONCATENATE([.B100:.C100])" office:value-type="string" office:string-value="" calcext:value-type="error">
            <text:p>#VALUE!</text:p>
          </table:table-cell>
          <table:table-cell table:style-name="ce2" table:formula="of:=IF([.I100]&lt;&gt;&quot;&quot;;CONCATENATE(&quot;icon_treasure.png&quot;;[.I100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i_sword3_3.png</text:p>
          </table:table-cell>
          <table:table-cell table:style-name="ce8" table:content-validation-name="val1" office:value-type="string" calcext:value-type="string">
            <text:p>icon_weapon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table:formula="of:=CONCATENATE([.B101:.C101])" office:value-type="string" office:string-value="" calcext:value-type="error">
            <text:p>#VALUE!</text:p>
          </table:table-cell>
          <table:table-cell table:style-name="ce2" table:formula="of:=IF([.I101]&lt;&gt;&quot;&quot;;CONCATENATE(&quot;icon_treasure.png&quot;;[.I101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i_helmet3.png</text:p>
          </table:table-cell>
          <table:table-cell table:style-name="ce8" table:content-validation-name="val1" office:value-type="string" calcext:value-type="string">
            <text:p>icon_helmet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formula="of:=CONCATENATE([.B102:.C102])" office:value-type="string" office:string-value="" calcext:value-type="error">
            <text:p>#VALUE!</text:p>
          </table:table-cell>
          <table:table-cell table:style-name="ce2" table:formula="of:=IF([.I102]&lt;&gt;&quot;&quot;;CONCATENATE(&quot;icon_treasure.png&quot;;[.I102]);&quot;&quot;)">
            <text:p/>
          </table:table-cell>
          <table:table-cell table:style-name="ce3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con_treasure.pn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asure 3</text:p>
          </table:table-cell>
          <table:table-cell table:style-name="ce2" office:value-type="string" calcext:value-type="string">
            <text:p>i_helmet3_2.png</text:p>
          </table:table-cell>
          <table:table-cell table:style-name="ce8" table:content-validation-name="val1" office:value-type="string" calcext:value-type="string">
            <text:p>icon_helmet.png</text:p>
          </table:table-cell>
          <table:table-cell table:style-name="ce2" office:value-type="float" office:value="0" calcext:value-type="float">
            <text:p>0</text:p>
          </table:table-cell>
          <table:table-cell table:style-name="ce13" table:content-validation-name="val2" office:value-type="string" calcext:value-type="string">
            <text:p>nothing.png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table:formula="of:=CONCATENATE([.B103:.C103])" office:value-type="string" office:string-value="" calcext:value-type="error">
            <text:p>#VALUE!</text:p>
          </table:table-cell>
          <table:table-cell table:style-name="ce2" table:formula="of:=IF([.I103]&lt;&gt;&quot;&quot;;CONCATENATE(&quot;icon_treasure.png&quot;;[.I103]);&quot;&quot;)">
            <text:p/>
          </table:table-cell>
          <table:table-cell table:style-name="ce3"/>
          <table:table-cell table:number-columns-repeated="1011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rds.A1:cards.M103">
            <calcext:condition calcext:apply-style-name="ConditionalStyle_1" calcext:value="=&quot;?&quot;" calcext:base-cell-address="card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s" style:display-name="PageStyle_ca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45" meta:object-count="0"/>
    <meta:generator>LibreOfficeDev/6.0.5.2$Linux_X86_64 LibreOffice_project/</meta:generator>
  </office:meta>
</office:document-meta>
</file>